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3pt" fo:font-style="normal" officeooo:rsid="0016b968" officeooo:paragraph-rsid="0016b968" style:font-size-asian="13pt" style:font-style-asian="normal" style:font-size-complex="13pt" style:font-style-complex="normal"/>
    </style:style>
    <style:style style:name="P2" style:family="paragraph" style:parent-style-name="Standard">
      <style:paragraph-properties fo:text-align="start" style:justify-single-word="false"/>
      <style:text-properties fo:font-size="15pt" fo:font-style="normal" officeooo:rsid="0016c611" officeooo:paragraph-rsid="0016c611" style:font-size-asian="15pt" style:font-style-asian="normal" style:font-size-complex="15pt" style:font-style-complex="normal"/>
    </style:style>
    <style:style style:name="P3" style:family="paragraph" style:parent-style-name="Standard">
      <style:paragraph-properties fo:line-height="115%" fo:text-align="start" style:justify-single-word="false"/>
      <style:text-properties fo:font-size="15pt" fo:font-style="normal" officeooo:rsid="00190fa2" officeooo:paragraph-rsid="00190fa2" style:font-size-asian="15pt" style:font-style-asian="normal" style:font-size-complex="15pt" style:font-style-complex="normal"/>
    </style:style>
    <style:style style:name="P4" style:family="paragraph" style:parent-style-name="Standard">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URW Palladio L" fo:font-size="13pt" fo:font-style="italic" officeooo:rsid="0016b968" officeooo:paragraph-rsid="0016b968" style:font-size-asian="13pt" style:font-style-asian="italic" style:font-size-complex="13pt" style:font-style-complex="italic"/>
    </style:style>
    <style:style style:name="P6" style:family="paragraph" style:parent-style-name="Standard">
      <style:paragraph-properties fo:line-height="150%" fo:text-align="center" style:justify-single-word="false"/>
      <style:text-properties fo:font-size="18pt" fo:font-style="italic" officeooo:rsid="0016b968" officeooo:paragraph-rsid="0016b968" style:font-size-asian="18pt" style:font-style-asian="italic" style:font-size-complex="18pt" style:font-style-complex="italic"/>
    </style:style>
    <style:style style:name="P7" style:family="paragraph" style:parent-style-name="Standard">
      <style:paragraph-properties fo:line-height="100%" fo:text-align="center" style:justify-single-word="false"/>
      <style:text-properties fo:font-size="18pt" fo:font-style="italic" officeooo:rsid="0016b968" officeooo:paragraph-rsid="0016b968" style:font-size-asian="18pt" style:font-style-asian="italic" style:font-size-complex="18pt" style:font-style-complex="italic"/>
    </style:style>
    <style:style style:name="P8" style:family="paragraph" style:parent-style-name="Standard">
      <style:paragraph-properties fo:line-height="150%" fo:text-align="center" style:justify-single-word="false"/>
      <style:text-properties fo:font-size="14pt" fo:font-style="italic" officeooo:rsid="0016b968" officeooo:paragraph-rsid="0016b968" style:font-size-asian="14pt" style:font-style-asian="italic" style:font-size-complex="14pt" style:font-style-complex="italic"/>
    </style:style>
    <style:style style:name="P9" style:family="paragraph" style:parent-style-name="Standard">
      <style:paragraph-properties fo:margin-top="0.0398in" fo:margin-bottom="0.0398in" loext:contextual-spacing="false" fo:line-height="115%" fo:text-align="start" style:justify-single-word="false"/>
      <style:text-properties fo:font-size="12pt" fo:font-style="normal" officeooo:rsid="0017e4db" officeooo:paragraph-rsid="0017e4db" style:font-size-asian="12pt" style:font-style-asian="normal" style:font-size-complex="12pt" style:font-style-complex="normal"/>
    </style:style>
    <style:style style:name="P10" style:family="paragraph" style:parent-style-name="Standard" style:list-style-name="L3">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11" style:family="paragraph" style:parent-style-name="Standard" style:list-style-name="L5">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12" style:family="paragraph" style:parent-style-name="Standard" style:list-style-name="L7">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13" style:family="paragraph" style:parent-style-name="Standard" style:list-style-name="L7">
      <style:paragraph-properties fo:line-height="115%" fo:text-align="start" style:justify-single-word="false"/>
      <style:text-properties fo:font-size="12pt" fo:font-style="normal" officeooo:rsid="001fb1e1" officeooo:paragraph-rsid="001fb1e1" style:font-size-asian="10.5pt" style:font-style-asian="normal" style:font-size-complex="12pt" style:font-style-complex="normal"/>
    </style:style>
    <style:style style:name="P14" style:family="paragraph" style:parent-style-name="Standard" style:list-style-name="L10">
      <style:paragraph-properties fo:line-height="115%" fo:text-align="start" style:justify-single-word="false"/>
      <style:text-properties fo:font-size="13pt" fo:font-style="normal" officeooo:rsid="001a0cbc" officeooo:paragraph-rsid="001a0cbc" style:font-size-asian="13pt" style:font-style-asian="normal" style:font-size-complex="13pt" style:font-style-complex="normal"/>
    </style:style>
    <style:style style:name="P15" style:family="paragraph" style:parent-style-name="Standard" style:list-style-name="L1">
      <style:paragraph-properties fo:margin-top="0.0398in" fo:margin-bottom="0.0398in" loext:contextual-spacing="false" fo:line-height="115%" fo:text-align="start" style:justify-single-word="false"/>
      <style:text-properties fo:font-size="12pt" fo:font-style="normal" officeooo:rsid="0016c611" officeooo:paragraph-rsid="0016c611" style:font-size-asian="12pt" style:font-style-asian="normal" style:font-size-complex="12pt" style:font-style-complex="normal"/>
    </style:style>
    <style:style style:name="P16" style:family="paragraph" style:parent-style-name="Standard" style:list-style-name="L1">
      <style:paragraph-properties fo:margin-top="0.0398in" fo:margin-bottom="0.0398in" loext:contextual-spacing="false" fo:line-height="115%" fo:text-align="start" style:justify-single-word="false"/>
      <style:text-properties fo:font-size="12pt" fo:font-style="normal" officeooo:rsid="0017e4db" officeooo:paragraph-rsid="0017e4db" style:font-size-asian="12pt" style:font-style-asian="normal" style:font-size-complex="12pt" style:font-style-complex="normal"/>
    </style:style>
    <style:style style:name="P17" style:family="paragraph" style:parent-style-name="Standard" style:list-style-name="L2">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18" style:family="paragraph" style:parent-style-name="Standard" style:list-style-name="L4">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19" style:family="paragraph" style:parent-style-name="Standard" style:list-style-name="L6">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0" style:family="paragraph" style:parent-style-name="Standard" style:list-style-name="L8">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1" style:family="paragraph" style:parent-style-name="Standard" style:list-style-name="L9">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2" style:family="paragraph" style:parent-style-name="Standard" style:list-style-name="L10">
      <style:paragraph-properties fo:margin-top="0.0398in" fo:margin-bottom="0.0398in" loext:contextual-spacing="false" fo:line-height="115%" fo:text-align="start" style:justify-single-word="false"/>
      <style:text-properties fo:font-size="13pt" fo:font-style="normal" officeooo:rsid="001a0cbc" officeooo:paragraph-rsid="001a0cbc" style:font-size-asian="13pt" style:font-style-asian="normal" style:font-size-complex="13pt" style:font-style-complex="normal"/>
    </style:style>
    <style:style style:name="T1" style:family="text">
      <style:text-properties officeooo:rsid="00190fa2"/>
    </style:style>
    <style:style style:name="T2" style:family="text">
      <style:text-properties officeooo:rsid="001be842"/>
    </style:style>
    <style:style style:name="T3" style:family="text">
      <style:text-properties officeooo:rsid="001f2cdd"/>
    </style:style>
    <style:style style:name="T4" style:family="text">
      <style:text-properties officeooo:rsid="00212c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minarski rad iz <text:span text:style-name="T3">P</text:span>rojektovanja <text:span text:style-name="T3">B</text:span>aza <text:span text:style-name="T3">P</text:span>odataka</text:p>
      <text:p text:style-name="P6">Lanac bioskopa</text:p>
      <text:p text:style-name="P8">Anja Ivanišević</text:p>
      <text:p text:style-name="P5"/>
      <text:p text:style-name="P2">1. Opis domena</text:p>
      <text:p text:style-name="P2"/>
      <text:list xml:id="list5596128077436866863" text:style-name="L1">
        <text:list-item>
          <text:p text:style-name="P15">Baza podataka vodi evidenciju o bioskopima. <text:span text:style-name="T2">Jedan b</text:span>ioskop jedinstveno određuje id bioskopa, a od ostalih atributa sadrži id upravnika, ptt grada, adresu, broj telefona <text:span text:style-name="T2">i</text:span> email.</text:p>
        </text:list-item>
        <text:list-item>
          <text:p text:style-name="P15">U jednom gradu može da se nalazi više bioskopa. Grad sadrži ptt i naziv grada.</text:p>
        </text:list-item>
        <text:list-item>
          <text:p text:style-name="P15">Jedan bioskop može da ima više bioskopskih sala. Jedna bioskopska sala od podataka sadrži id sale, id bioskopa, kapacitet sale i informaciju da li ima mogućnost puštanja 3D filmova.</text:p>
        </text:list-item>
        <text:list-item>
          <text:p text:style-name="P15">U bioskopu se prikazuju filmovi. Za jedan bioskop na repertoaru mora da bude bar jedan film, a može <text:span text:style-name="T2">i</text:span> više filmova. Jedan film se prikazuje u bar jednom bioskopu, a može <text:span text:style-name="T2">i</text:span> u više njih. Podaci o filmovima su: id filma, naziv, ime režisera <text:span text:style-name="T2">i</text:span> kratak opis.</text:p>
        </text:list-item>
        <text:list-item>
          <text:p text:style-name="P16">Da bi mogla da se održi projekcija nekog filma u nekom bioskopu neophodno je da taj film bude na repertoaru tog bioskopa. Jedan film u jednom bioskopu može imati više projekcija, ali ne mora nijednu. Projekcija pored svog id-a sadrži podatke o datumu, vremenu, broju prodatih ulaznica, informaciju da li je film 3D, id kinooperatera, id bioskopa, id bioskopske sale, id filma i status koji govori o tome da li je projekcija održana ili još uvek nije.</text:p>
        </text:list-item>
        <text:list-item>
          <text:p text:style-name="P16">Za svaku projekciju postoji više cena karata u zavisnosti od tipa sedišta. Tip sedišta može biti regularno, vip i love box.</text:p>
        </text:list-item>
        <text:list-item>
          <text:p text:style-name="P16">Korisnici mogu da se registruju <text:span text:style-name="T2">i</text:span> vodi se evidencija o registrovanim korisnicima. <text:span text:style-name="T2">Z</text:span>a njih se čuvaju sledeće informacije: id, ime, prezime, broj telefona, tip registrovanog korisnika (regularan, student, senior) <text:span text:style-name="T2">i</text:span> popust. Studenti <text:span text:style-name="T2">i</text:span> seniori imaju 20% popusta.</text:p>
        </text:list-item>
        <text:list-item>
          <text:p text:style-name="P16">Registrovani korisnik može da kupi ulaznice za neku projekciju. Prilikom jedne kupovine može da kupi jednu ili više ulaznica ali sve ulaznice moraju biti istog tipa (vrsta sedišta). Vodi se evidencija o tipu ulaznice, broju kupljenih ulaznica <text:span text:style-name="T2">i</text:span> ukupnoj ceni.</text:p>
        </text:list-item>
        <text:list-item>
          <text:p text:style-name="P16">Zaposleni u bioskopu imaju svoj id, <text:span text:style-name="T1">ime, prezime, struku, broj telefona i id bioskopa u kome su zaposleni. Pozicije u bioskopu su upravnik, recepcionar i kinooperater.</text:span></text:p>
        </text:list-item>
      </text:list>
      <text:p text:style-name="P9"/>
      <text:p text:style-name="P3">2. Elementi domena</text:p>
      <text:p text:style-name="P3"/>
      <text:list xml:id="list4741017327705420411" text:style-name="L2">
        <text:list-item>
          <text:p text:style-name="P17">Nezavisni entiteti:</text:p>
        </text:list-item>
      </text:list>
      <text:list xml:id="list3712039403800107920" text:style-name="L3">
        <text:list-item>
          <text:p text:style-name="P10">Bioskop</text:p>
        </text:list-item>
        <text:list-item>
          <text:p text:style-name="P10">Grad</text:p>
        </text:list-item>
        <text:list-item>
          <text:p text:style-name="P10">Zaposleni</text:p>
        </text:list-item>
        <text:list-item>
          <text:p text:style-name="P10">Film</text:p>
        </text:list-item>
        <text:list-item>
          <text:p text:style-name="P10">Projekcije</text:p>
        </text:list-item>
        <text:list-item>
          <text:p text:style-name="P10"><text:soft-page-break/>Registrovani korisnik</text:p>
        </text:list-item>
      </text:list>
      <text:p text:style-name="P4"/>
      <text:list xml:id="list2421592528661973049" text:style-name="L4">
        <text:list-item>
          <text:p text:style-name="P18">Agregirani entiteti:</text:p>
        </text:list-item>
      </text:list>
      <text:list xml:id="list4501121503600262916" text:style-name="L5">
        <text:list-item>
          <text:p text:style-name="P11">Repertoar</text:p>
        </text:list-item>
        <text:list-item>
          <text:p text:style-name="P11">Kupovina ulaznice</text:p>
        </text:list-item>
      </text:list>
      <text:p text:style-name="P4"/>
      <text:list xml:id="list6736198075627516379" text:style-name="L6">
        <text:list-item>
          <text:p text:style-name="P19">Zavisni entitet<text:span text:style-name="T4">i</text:span>:</text:p>
        </text:list-item>
      </text:list>
      <text:list xml:id="list462683242466452710" text:style-name="L7">
        <text:list-item>
          <text:p text:style-name="P12">Cena ulaznice</text:p>
        </text:list-item>
        <text:list-item>
          <text:p text:style-name="P13">Bioskopska sala</text:p>
        </text:list-item>
      </text:list>
      <text:p text:style-name="P4"/>
      <text:list xml:id="list5299897065091086567" text:style-name="L8">
        <text:list-item>
          <text:p text:style-name="P20">Generalizacija – specijalizacija:</text:p>
        </text:list-item>
      </text:list>
      <text:p text:style-name="P4"><text:tab/>Zaposleni: upravnik bioskopa, recepcionar, kinooperater</text:p>
      <text:p text:style-name="P1"/>
      <text:list xml:id="list4153517504104282520" text:style-name="L9">
        <text:list-item>
          <text:p text:style-name="P21">Okidači:</text:p>
        </text:list-item>
      </text:list>
      <text:list xml:id="list7449562978822440316" text:style-name="L10">
        <text:list-item>
          <text:p text:style-name="P22">Kada se doda novi registrovani korisnik u zavisnosti od tipa korisnika, ukoliko je korisnik student ili senior popust se postavlja na 20%, u suprotnom nema popusta.</text:p>
        </text:list-item>
        <text:list-item>
          <text:p text:style-name="P22">Kada korisnik kupuje ulaznice, na osnovu broja ulaznica, tipa ulaznica i toga da li korisnik ima popust ili ne se automatski izračunava ukupan iznos računa. </text:p>
        </text:list-item>
        <text:list-item>
          <text:p text:style-name="P22">Za svaku kupljenu ulaznicu se ažurira broj kupljenih ulaznica u tabeli Projekcija.</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0:09:28.681225641</meta:creation-date>
    <dc:date>2017-12-09T17:44:44.971077177</dc:date>
    <meta:editing-duration>PT17M52S</meta:editing-duration>
    <meta:editing-cycles>6</meta:editing-cycles>
    <meta:generator>LibreOffice/5.1.6.2$Linux_X86_64 LibreOffice_project/10m0$Build-2</meta:generator>
    <meta:document-statistic meta:table-count="0" meta:image-count="0" meta:object-count="0" meta:page-count="2" meta:paragraph-count="33" meta:word-count="452" meta:character-count="2754" meta:non-whitespace-character-count="2359"/>
  </office:meta>
</office:document-meta>
</file>